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4.296cm"/>
    </style:style>
    <style:style style:name="gr2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1.41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T1" style:family="text">
      <style:text-properties fo:color="#ff00ff" fo:font-family="Thorndale, 'Times New Roman'" style:font-family-generic="roman" style:font-pitch="variable" style:font-family-asian="Thorndale, 'Times New Roman'" style:font-family-generic-asian="roman" style:font-pitch-asian="variable" style:font-family-complex="Thorndale, 'Times New Roman'" style:font-family-generic-complex="roman" style:font-pitch-complex="variable"/>
    </style:style>
    <style:style style:name="T2" style:family="text">
      <style:text-properties fo:color="#000000" fo:font-family="Thorndale, 'Times New Roman'" style:font-family-generic="roman" style:font-pitch="variable" style:font-family-asian="Thorndale, 'Times New Roman'" style:font-family-generic-asian="roman" style:font-pitch-asian="variable" style:font-family-complex="Thorndale, 'Times New Roman'" style:font-family-generic-complex="roman" style:font-pitch-complex="variable"/>
    </style:style>
    <style:style style:name="T3" style:family="text">
      <style:text-properties fo:color="#ff0000" fo:font-family="Thorndale, 'Times New Roman'" style:font-family-generic="roman" style:font-pitch="variable" style:font-family-asian="Thorndale, 'Times New Roman'" style:font-family-generic-asian="roman" style:font-pitch-asian="variable" style:font-family-complex="Thorndale, 'Times New Roman'" style:font-family-generic-complex="roman" style:font-pitch-complex="variable"/>
    </style:style>
    <style:style style:name="T4" style:family="text">
      <style:text-properties fo:color="#00ffff" fo:font-family="Thorndale, 'Times New Roman'" style:font-family-generic="roman" style:font-pitch="variable" style:font-family-asian="Thorndale, 'Times New Roman'" style:font-family-generic-asian="roman" style:font-pitch-asian="variable" style:font-family-complex="Thorndale, 'Times New Roman'" style:font-family-generic-complex="roman" style:font-pitch-complex="variable"/>
    </style:style>
    <style:style style:name="T5" style:family="text">
      <style:text-properties fo:color="#00ff00" fo:font-family="Thorndale, 'Times New Roman'" style:font-family-generic="roman" style:font-pitch="variable" style:font-family-asian="Thorndale, 'Times New Roman'" style:font-family-generic-asian="roman" style:font-pitch-asian="variable" style:font-family-complex="Thorndale, 'Times New Roman'" style:font-family-generic-complex="roman" style:font-pitch-complex="variable"/>
    </style:style>
    <style:style style:name="T6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office:forms form:automatic-focus="false" form:apply-design-mode="false"/>
        <draw:frame draw:style-name="gr1" draw:text-style-name="P1" draw:layer="layout" svg:width="25.946cm" svg:height="14.296cm" svg:x="0.961cm" svg:y="7.038cm">
          <draw:text-box>
            <text:p text:style-name="P1"><text:span text:style-name="T1">Elle</text:span><text:span text:style-name="T2"> ouviu passos silenciosos atrás dele. Isso não </text:span><text:span text:style-name="T3">esktava</text:span><text:span text:style-name="T2"> certo. Quem poderia estar lhe seguindo a esta hora da </text:span><text:span text:style-name="T4">noitee</text:span><text:span text:style-name="T2"> e nesta parte isolada da cidade? E justo neste exato momento em que ele iria dar o seu grande golpe. </text:span><text:span text:style-name="T5">Haveriao</text:span><text:span text:style-name="T2"> outro safado que teria tido <text:s/></text:span></text:p>
            <text:p text:style-name="P1"><text:span text:style-name="T6"/></text:p>
            <text:p text:style-name="P1"><text:span text:style-name="T1">Elle</text:span><text:span text:style-name="T2"> ouviu passos silenciosos atrás dele. Isso não </text:span><text:span text:style-name="T3">esktava</text:span><text:span text:style-name="T2"> certo. Quem poderia estar lhe seguindo a esta hora da </text:span><text:span text:style-name="T4">noitee</text:span><text:span text:style-name="T2"> e nesta parte isolada da cidade? E justo neste exato momento em que ele iria dar o seu grande golpe. </text:span><text:span text:style-name="T5">Haveriao</text:span><text:span text:style-name="T2"> outro safado que teria tido <text:s/></text:span></text:p>
            <text:p text:style-name="P1"><text:span text:style-name="T6"/></text:p>
            <text:p text:style-name="P1"><text:span text:style-name="T1">Elle</text:span><text:span text:style-name="T2"> ouviu passos silenciosos atrás dele. Isso não </text:span><text:span text:style-name="T3">esktava</text:span><text:span text:style-name="T2"> certo. Quem poderia estar lhe seguindo a esta hora da </text:span><text:span text:style-name="T4">noitee</text:span><text:span text:style-name="T2"> e nesta parte isolada da cidade? E justo neste exato momento em que ele iria dar o seu grande golpe. </text:span><text:span text:style-name="T5">Haveriao</text:span><text:span text:style-name="T2"> outro safado que teria tido <text:s/></text:span></text:p>
            <text:p text:style-name="P1"><text:span text:style-name="T6"/></text:p>
          </draw:text-box>
        </draw:frame>
        <presentation:notes draw:style-name="dp2">
          <draw:page-thumbnail draw:style-name="gr2" draw:layer="layout" svg:width="13.708cm" svg:height="10.281cm" svg:x="3.64cm" svg:y="2.853cm" draw:page-number="1" presentation:class="page"/>
          <draw:frame presentation:style-name="pr1" draw:text-style-name="P2" draw:layer="layout" svg:width="14.507cm" svg:height="11.413cm" svg:x="3.248cm" svg:y="14.132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pt" fo:country="BR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drão-background" style:family="presentation">
      <style:graphic-properties draw:stroke="none" draw:fill="none"/>
    </style:style>
    <style:style style:name="Padrão-backgroundobjects" style:family="presentation">
      <style:graphic-properties draw:shadow="hidden" draw:shadow-offset-x="0.3cm" draw:shadow-offset-y="0.3cm" draw:shadow-color="#808080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Padrão-outline2" style:family="presentation" style:parent-style-name="Padrã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7cm" svg:y="2cm" draw:page-number="1"/>
      <draw:page-thumbnail draw:layer="backgroundobjects" svg:width="9.991cm" svg:height="7.493cm" svg:x="16.924cm" svg:y="2cm"/>
      <draw:page-thumbnail draw:layer="backgroundobjects" svg:width="9.991cm" svg:height="7.493cm" svg:x="2.787cm" svg:y="11.494cm"/>
      <draw:page-thumbnail draw:layer="backgroundobjects" svg:width="9.991cm" svg:height="7.493cm" svg:x="16.924cm" svg:y="11.494cm"/>
    </style:handout-master>
    <style:master-page style:name="Padrão" style:page-layout-name="PM1" draw:style-name="Mdp1">
      <draw:frame presentation:style-name="Padrão-title" draw:layer="backgroundobjects" svg:width="23.911cm" svg:height="3.506cm" svg:x="2.058cm" svg:y="1.743cm" presentation:class="title" presentation:placeholder="true">
        <draw:text-box/>
      </draw:frame>
      <draw:frame presentation:style-name="Padrão-outline1" draw:layer="backgroundobjects" svg:width="23.911cm" svg:height="13.229cm" svg:x="2.058cm" svg:y="5.838cm" presentation:class="outline" presentation:placeholder="true">
        <draw:text-box/>
      </draw:frame>
      <presentation:notes style:page-layout-name="PM2">
        <draw:page-thumbnail presentation:style-name="Padrão-title" draw:layer="backgroundobjects" svg:width="13.708cm" svg:height="10.281cm" svg:x="3.64cm" svg:y="2.853cm" presentation:class="page"/>
        <draw:frame presentation:style-name="Padrão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StarOffice/9$Linux OpenOffice.org_project/300m73$Build-9486$CWS-tl74</meta:generator>
    <meta:creation-date>2004-01-07T15:01:46</meta:creation-date>
    <dc:date>2010-03-23T15:59:27</dc:date>
    <meta:editing-cycles>6</meta:editing-cycles>
    <meta:editing-duration>PT16M16S</meta:editing-duration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